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graphic" style:name="a1332a0" style:parent-style-name="Graphics">
      <style:graphic-properties fo:background-color="ffffff" style:horizontal-pos="center" style:horizontal-rel="paragraph"/>
    </style:style>
  </office:automatic-styles>
  <office:body>
    <office:text>
      <text:p text:style-name="Standard">123<text:s/><text:s/>6789<text:s/><draw:frame draw:style-name="a1332a0" svg:height="24.34mm" svg:width="35.28mm" text:anchor-type="as-char"><draw:image xlink:actuate="onLoad" xlink:href="Pictures/1000000000000064000000459BC8AACA.jpg" xlink:show="embed" xlink:type="simple"/><draw:text-box/></draw:frame>abc</text:p>
      <text:p text:style-name="Standard"/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 style:wrap="none" style:wrap-contour="false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49</dc:date>
    <meta:editing-cycles>2</meta:editing-cycles>
    <meta:editing-duration>PT0.037S</meta:editing-duration>
  </office:meta>
</office:document-meta>
</file>